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list-style-name="L7"/>
    <style:style style:name="P2" style:family="paragraph" style:parent-style-name="Standard">
      <style:paragraph-properties fo:margin-left="0in" fo:margin-right="0in" fo:line-height="150%" fo:text-indent="0.2945in" style:auto-text-indent="false"/>
    </style:style>
    <style:style style:name="P3" style:family="paragraph" style:parent-style-name="Standard">
      <style:paragraph-properties fo:margin-left="0in" fo:margin-right="0in" fo:line-height="150%" fo:text-indent="0.3937in" style:auto-text-indent="false"/>
    </style:style>
    <style:style style:name="P4" style:family="paragraph" style:parent-style-name="Standard">
      <style:paragraph-properties fo:margin-left="0in" fo:margin-right="0in" fo:line-height="150%" fo:text-indent="0in" style:auto-text-indent="false"/>
    </style:style>
    <style:style style:name="P5" style:family="paragraph" style:parent-style-name="Standard" style:list-style-name="L8">
      <style:paragraph-properties fo:margin-left="0in" fo:margin-right="0in" fo:line-height="150%" fo:text-indent="0in"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 背景介绍</text:p>
      <text:list xml:id="list2132297844" text:style-name="L7">
        <text:list-item>
          <text:list>
            <text:list-item>
              <text:p text:style-name="P1">项目背景</text:p>
            </text:list-item>
          </text:list>
        </text:list-item>
      </text:list>
      <text:p text:style-name="Standard"/>
      <text:p text:style-name="Standard"/>
      <text:p text:style-name="Standard"/>
      <text:p text:style-name="P3">在计算机科学实践教学中，程序设计联系是重要的一环。随着实践教学比重的逐渐增加，程序设计类作业相对传统作业所占的比例越来越大。伴随互联网络技术和信息技术的发展，学生提交的电子版程序的<text:bookmark text:name="_GoBack"/>抄袭变得前所未有的方便，并且由于程序代码的智力密集性，助教难以利用较少的劳动和时间发现抄袭行为，这在一定程度上对影响了实践环节的教学效果。因而，设计一个可以帮助助教分析学生的作业代码，快速搜寻抄袭证据的系统，对于揭发抄袭行为，吓阻抄袭意图，保证实践教学的效果而言，非常重要。本次研究旨在提供一套完整的解决方案，通过在控制流层面上分析学生提交的作业程序代码，帮助助教发现可能的抄袭行为。</text:p>
      <text:p text:style-name="P2">目前，学界已经研发了一系列反抄袭系统，这些系统可以有效解决相当一部分抄袭问题。但是上述通用系统在处理非常具体的反抄袭任务时，往往不能充分利用任务的特殊性质和额外资源，从而难以达到期望的反抄袭效果。本次研究将着力发掘利用程序设计实践中的特殊性，针对其设计算法，充分利用这些性质，缩减计算资源需求，提高准确性和召回率。</text:p>
      <text:p text:style-name="P2">另外，针对目前已有的各种反抄袭系统的弱点，学生很容易设计出易于操作的反-反抄袭策略，削弱反抄袭系统的效用。本次研究将调查学生常见的代码反-反抄袭的策略，有针对性的加强反抄袭系统，同时对已有的反抄袭算法本身进行算法理论分析，找出其弱点，尽量在新系统中予以解决，使新系统可以作为已有系统的补充选项。</text:p>
      <text:list xml:id="list885949423" text:style-name="L8">
        <text:list-item>
          <text:list>
            <text:list-item>
              <text:p text:style-name="P5">技术背景</text:p>
              <text:p text:style-name="P5">该系统分为2部分：数据采集子系统和数据分析子系统。数据采集子系统负责处理用户给定的数据集，执行待判断的程序代码，整理控制流数据并将其封装；数据分析子系统分析数据采集系统的输出数据，运用多个算法（用户可选择，可在速度和精确度中均衡）比较处理过的控制流数据，并输出抄袭嫌疑报告。</text:p>
            </text:list-item>
          </text:list>
        </text:list-item>
      </text:list>
      <text:p text:style-name="P4"/>
      <text:p text:style-name="P4">整个解决方案绝大部分是利用一种新型的脚本语言Python实现的。python是一种通用的高级编程语言，设计的重点包括优化代码可读性和易用性。Python具有非常严格的语法要求，并且拥有一个非常庞大完整的标准库和扩展。python支持多种编程范式，主要但不限于面向对象式，命令式和函数式。并且Python是一个<text:soft-page-break/>支持自动内存管理的动态语言，有着非常复杂的自省（类似.Net的反射）功能。在大多数情况下，Python被用作撰写脚本，但依然有很多复杂的应用软件是用它写成的。利用一些转换器，Python代码可以嵌入其他编程语言，或是转换为其他语言的源代码或中间表示形式。本解决方案使用了Python的C语言实现CPython，这是一个开源自由软件。</text:p>
      <text:p text:style-name="P4">在解决方案中两个子系统的链接部分采用的嵌入式数据库SQLite。SQLite是一个满足ACID（原子性，一致性，隔离性和持久性）的关系数据库管理系统，不像很多利用了客户端/服务器模型的数据库，SQLite在运行时没有自己的服务器或客户端的独立实例，SQLite一般作为一个共享库，或是直接以C源代码的形式，嵌入到利用SQLite作为数据存储模块的应用程序中，成为应用程序的一部分。应用程序在处理存储任务时，直接调用SQLite API，这样可以大幅度节约SQLite与其他模块的交互时间，提高应用程序使用数据库功能时的性能，同时降低了应用程序作为解决方案部署的工作难度。SQLite将整个数据库，包括表，索引，数据，存储过程等等直接存储在一个单一的文件或是内存的一个临时的区域内。SQLite通过在写入数据库时锁定整个文件来保证并发正确性。在数据库管理器的实现上，SQLite实现了除触发器，视图写入，和添加删除行这个ALTER TABLE以外的大部分SQL92标准。为了让更多的用户享受到SQLite的功能，很多编程语言都包含了SQLite的包装版，包括C++,C#,java,PHP,Python等。本解决方案使用了SQLite的Python包装版本PySqlite。</text:p>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pland </meta:initial-creator>
    <meta:creation-date>2012-05-27T18:12:30</meta:creation-date>
    <meta:generator>LibreOffice/3.4$Unix LibreOffice_project/340m1$Build-502</meta:generator>
    <dc:date>2012-05-27T22:08:21</dc:date>
    <dc:creator>grapland </dc:creator>
    <meta:editing-duration>PT3H55M51S</meta:editing-duration>
    <meta:editing-cycles>6</meta:editing-cycles>
    <meta:document-statistic meta:table-count="0" meta:image-count="0" meta:object-count="0" meta:page-count="2" meta:paragraph-count="9" meta:word-count="332" meta:character-count="1601" meta:non-whitespace-character-count="1654"/>
  </office:meta>
</office:document-meta>
</file>